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09f0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The Legal Capsule API structure</text:span></text:p>
      <text:p text:style-name="Standard"/>
      <text:p text:style-name="Standard">- No of fields we will be sending to The Legal Capsule thr- ough APIs are as follows:</text:p>
      <text:p text:style-name="Standard"/>
      <text:p text:style-name="Standard">#Company Details:</text:p>
      <text:p text:style-name="Standard"/>
      <text:p text:style-name="Standard">1. Place of execution</text:p>
      <text:p text:style-name="Standard">2. Day of execution</text:p>
      <text:p text:style-name="Standard">3. Month of execution</text:p>
      <text:p text:style-name="Standard">4. Year of execution</text:p>
      <text:p text:style-name="Standard">5. Name of Company</text:p>
      <text:p text:style-name="Standard">6. Select Act</text:p>
      <text:p text:style-name="Standard"><text:s text:c="4"/>6.1 Indian Companies Act</text:p>
      <text:p text:style-name="Standard"><text:s text:c="4"/>6.2 Shops and Establishment Act</text:p>
      <text:p text:style-name="Standard"><text:s text:c="4"/>6.3 Partnership Act</text:p>
      <text:p text:style-name="Standard"><text:s text:c="4"/>6.4 LLP Act</text:p>
      <text:p text:style-name="Standard">7. CIN No</text:p>
      <text:p text:style-name="Standard">8. Registered office Address</text:p>
      <text:p text:style-name="Standard">9. Represented by</text:p>
      <text:p text:style-name="Standard">10. Age of Representative</text:p>
      <text:p text:style-name="Standard">11. PAN No</text:p>
      <text:p text:style-name="Standard">12. Nationality of Representative</text:p>
      <text:p text:style-name="Standard"/>
      <text:p text:style-name="Standard"/>
      <text:p text:style-name="Standard">#Employee Details:</text:p>
      <text:p text:style-name="Standard"/>
      <text:p text:style-name="Standard">1. Name of Employee</text:p>
      <text:p text:style-name="Standard">2. Age of Employee</text:p>
      <text:p text:style-name="Standard">3. Son/Daughter </text:p>
      <text:p text:style-name="Standard">4. Salutation</text:p>
      <text:p text:style-name="Standard">5. Name of Related Person</text:p>
      <text:p text:style-name="Standard">6. Martial Status</text:p>
      <text:p text:style-name="Standard">7. Nationality of Employee</text:p>
      <text:p text:style-name="Standard">8. Residing address of Employee</text:p>
      <text:p text:style-name="Standard">9. Post of Employee</text:p>
      <text:p text:style-name="Standard">10. Duty of Employee 1</text:p>
      <text:p text:style-name="Standard">11. Duty of Employee 2</text:p>
      <text:p text:style-name="Standard">12. Duty of Employee 3</text:p>
      <text:p text:style-name="Standard">13. Employee Shall work how many days a week</text:p>
      <text:p text:style-name="Standard">14. From Date <text:s/></text:p>
      <text:p text:style-name="Standard">15. To Date </text:p>
      <text:p text:style-name="Standard">16. From Time</text:p>
      <text:p text:style-name="Standard">17. To Time</text:p>
      <text:p text:style-name="Standard">18. Salary of Employee</text:p>
      <text:p text:style-name="Standard">19. Salary of Employee in Words</text:p>
      <text:p text:style-name="Standard">20. No of Leaves entitles in year</text:p>
      <text:p text:style-name="Standard">21. How many paid leaves in a year.</text:p>
      <text:p text:style-name="Standard">22. How many Sick leaves in a year</text:p>
      <text:p text:style-name="Standard"><text:soft-page-break/>23. Notice intimating requirement of leave how many days prior</text:p>
      <text:p text:style-name="Standard">24. Specify No. of Days</text:p>
      <text:p text:style-name="Standard">25. Specify years</text:p>
      <text:p text:style-name="Standard">26. Termination of appointmtne of employee how many days prior</text:p>
      <text:p text:style-name="Standard">27. Specify no of Months</text:p>
      <text:p text:style-name="Standard">28. To the employee</text:p>
      <text:p text:style-name="Standard">29. To the employer </text:p>
      <text:p text:style-name="Standard"/>
      <text:p text:style-name="Standard">#Other Details:</text:p>
      <text:p text:style-name="Standard"/>
      <text:p text:style-name="Standard">1. Jurisdiction of courts of</text:p>
      <text:p text:style-name="Standard">2. Hearings will be held in</text:p>
      <text:p text:style-name="Standard">3. Represented by</text:p>
      <text:p text:style-name="Standard">4. Name of Employer</text:p>
      <text:p text:style-name="Standard">5. Designation</text:p>
      <text:p text:style-name="Standard">6. Name of Employee</text:p>
      <text:p text:style-name="Standard">7. Designation fo Employee</text:p>
      <text:p text:style-name="Standard">8. ID Number</text:p>
      <text:p text:style-name="Standard">9. Place of Creation</text:p>
      <text:p text:style-name="Standard">10. Date of Creatio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1T13:57:46.141908108</meta:creation-date>
    <dc:date>2020-03-01T13:58:50.993308686</dc:date>
    <meta:editing-duration>PT1M7S</meta:editing-duration>
    <meta:editing-cycles>2</meta:editing-cycles>
    <meta:generator>LibreOffice/6.3.3.2$Linux_X86_64 LibreOffice_project/30$Build-2</meta:generator>
    <meta:document-statistic meta:table-count="0" meta:image-count="0" meta:object-count="0" meta:page-count="2" meta:paragraph-count="60" meta:word-count="270" meta:character-count="1431" meta:non-whitespace-character-count="1199"/>
  </office:meta>
</office:document-meta>
</file>